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1.96972in, -0.00021in, -0.00014in, 0in)" draw:stroke="non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Diapositive-de-titre" presentation:presentation-page-layout-name="Master1-PPL1" draw:id="Slide-256">
        <draw:frame draw:id="id69" draw:style-name="a729" draw:name="Picture 4" svg:x="0.00002in" svg:y="0in" svg:width="13.32998in" svg:height="7.5in" style:rel-width="scale" style:rel-height="scale">
          <draw:image xlink:href="media/image1.png" xlink:type="simple" xlink:show="embed" xlink:actuate="onLoad"/>
          <svg:title/>
          <svg:desc>Transparent padlock</svg:desc>
        </draw:frame>
        <draw:frame draw:id="id71" presentation:style-name="a733" draw:name="Titre 1" svg:x="0.7037in" svg:y="2.54412in" svg:width="5.27424in" svg:height="2.43588in" presentation:class="title" presentation:placeholder="false">
          <draw:text-box>
            <text:p text:style-name="a732" text:class-names="" text:cond-style-name="" text:id="id70"><text:span text:style-name="a730" text:class-names="">Multimedia security and privacy</text:span><text:span text:style-name="a731" text:class-names=""/></text:p>
          </draw:text-box>
          <svg:title/>
          <svg:desc/>
        </draw:frame>
        <draw:frame draw:id="id73" presentation:style-name="a738" draw:name="Sous-titre 2" svg:x="0.7037in" svg:y="5.10744in" svg:width="4.03004in" svg:height="1in" presentation:class="subtitle" presentation:placeholder="false">
          <draw:text-box>
            <text:p text:style-name="a737" text:class-names="" text:cond-style-name="" text:id="id72"><text:span text:style-name="a734" text:class-names="">Section<text:s text:c="1"/></text:span><text:span text:style-name="a735" text:class-names="">1</text:span><text:span text:style-name="a73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2" anim:iterate-type="by-letter" anim:iterate-interval="PT0.040000S" smil:begin="2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71" anim:iterate-type="by-letter" anim:iterate-interval="PT0.040000S" smil:begin="1.0s" smil:fill="hold">
                  <anim:set smil:targetElement="id71" smil:attributeName="visibility" smil:to="visible" smil:begin="0.0s" smil:dur="0.00100000004749745s" smil:fill="hold"/>
                  <anim:transitionFilter smil:targetElement="id71" smil:type="fade" smil:subtype="crossfade" smil:dur="0.400000005960464s"/>
                </anim:iterate>
              </anim:par>
            </anim:par>
          </anim:seq>
        </anim:par>
      </draw:page>
      <draw:page draw:name="Slide2" draw:style-name="a739" draw:master-page-name="Master1-Layout2-obj-Titre-et-contenu" presentation:presentation-page-layout-name="Master1-PPL2" draw:id="Slide-257">
        <draw:frame draw:id="id74" presentation:style-name="a745" draw:name="Titre 1" svg:x="1.58333in" svg:y="0.22962in" svg:width="10.91667in" svg:height="1.06259in" presentation:class="title" presentation:placeholder="false">
          <draw:text-box>
            <text:p text:style-name="a744" text:class-names="" text:cond-style-name=""><text:span text:style-name="a740" text:class-names="">(1.1</text:span><text:span text:style-name="a741" text:class-names="">)<text:s text:c="1"/></text:span><text:span text:style-name="a742" text:class-names="">Explain the difference in the usage of and requirements to digital robust watermarking steganography and tamper proofing.</text:span><text:span text:style-name="a743" text:class-names=""/></text:p>
          </draw:text-box>
          <svg:title/>
          <svg:desc/>
        </draw:frame>
        <draw:frame draw:id="id75" presentation:style-name="a750" draw:name="Espace réservé du contenu 2" svg:x="1.58334in" svg:y="1.6039in" svg:width="10.91666in" svg:height="5.00154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6" text:class-names="">A</text:span><text:span text:style-name="a747" text:class-names=""/></text:p>
              </text:list-item>
            </text:list>
          </draw:text-box>
          <svg:title/>
          <svg:desc/>
        </draw:frame>
      </draw:page>
      <draw:page draw:name="Slide3" draw:style-name="a751" draw:master-page-name="Master1-Layout2-obj-Titre-et-contenu" presentation:presentation-page-layout-name="Master1-PPL2" draw:id="Slide-258">
        <draw:frame draw:id="id76" presentation:style-name="a756" draw:name="Titre 1" svg:x="0.08983in" svg:y="0.06079in" svg:width="0.97511in" svg:height="0.5496in" presentation:class="title" presentation:placeholder="false">
          <draw:text-box>
            <text:p text:style-name="a755" text:class-names="" text:cond-style-name=""><text:span text:style-name="a752" text:class-names="">(1.1</text:span><text:span text:style-name="a753" text:class-names="">)</text:span><text:span text:style-name="a754" text:class-names=""/></text:p>
          </draw:text-box>
          <svg:title/>
          <svg:desc/>
        </draw:frame>
        <draw:frame draw:id="id77" presentation:style-name="a761" draw:name="Espace réservé du contenu 2" svg:x="1.45347in" svg:y="0.33559in" svg:width="10.42727in" svg:height="3.36364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7" text:class-names="">A</text:span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6/2022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0/06/2022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Espace réservé de la date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quez pour modifier les styles du texte du masque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Deuxièm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Cinquièm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7" draw:name="Titr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Cinquièm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Espace réservé de la date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0/06/2022</text:date></text:span></text:p>
        </draw:text-box>
        <svg:title/>
        <svg:desc/>
      </draw:frame>
      <draw:frame draw:id="id19" presentation:style-name="a141" draw:name="Espace réservé du pied de page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Espace réservé du numéro de diapositive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Espace réservé de l'en-tête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Espace réservé de la date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Espace réservé de l'image des diapositives 3">
          <svg:title/>
          <svg:desc/>
        </draw:page-thumbnail>
        <draw:frame draw:id="id8" presentation:style-name="a168" draw:name="Espace réservé des not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quez pour modifier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80" draw:name="Titr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odifiez le style du titre</text:span><text:span text:style-name="a178" text:class-names=""/></text:p>
        </draw:text-box>
        <svg:title/>
        <svg:desc/>
      </draw:frame>
      <draw:frame draw:id="id22" presentation:style-name="a184" draw:name="Espace réservé du texte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8" draw:name="Espace réservé de la date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/06/2022</text:date></text:span></text:p>
        </draw:text-box>
        <svg:title/>
        <svg:desc/>
      </draw:frame>
      <draw:frame draw:id="id24" presentation:style-name="a191" draw:name="Espace réservé du pied de page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Espace réservé du numéro de diapositive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Espace réservé de l'en-tête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z pour 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27" presentation:style-name="a247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Espace réservé du contenu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/06/2022</text:date></text:span></text:p>
        </draw:text-box>
        <svg:title/>
        <svg:desc/>
      </draw:frame>
      <draw:frame draw:id="id30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Espace réservé de l'en-tête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Espace réservé de la date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Espace réservé de l'image des diapositives 3">
          <svg:title/>
          <svg:desc/>
        </draw:page-thumbnail>
        <draw:frame draw:id="id8" presentation:style-name="a298" draw:name="Espace réservé des not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quez pour modifier les styles du texte du masque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euxièm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ce réservé du pied de page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10" draw:name="Titr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33" presentation:style-name="a314" draw:name="Espace réservé du texte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1" draw:name="Espace réservé du contenu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Espace réservé du texte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2" draw:name="Espace réservé du contenu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Espace réservé de la date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0/06/2022</text:date></text:span></text:p>
        </draw:text-box>
        <svg:title/>
        <svg:desc/>
      </draw:frame>
      <draw:frame draw:id="id38" presentation:style-name="a359" draw:name="Espace réservé du pied de page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Espace réservé du numéro de diapositive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Espace réservé de l'en-tête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Espace réservé de la date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Espace réservé de l'image des diapositives 3">
          <svg:title/>
          <svg:desc/>
        </draw:page-thumbnail>
        <draw:frame draw:id="id8" presentation:style-name="a386" draw:name="Espace réservé des not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z pour modifier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Cinquièm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Espace réservé du pied de page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4">
      <draw:frame draw:id="id40" presentation:style-name="a398" draw:name="Titr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odifiez le style du titre</text:span><text:span text:style-name="a396" text:class-names=""/></text:p>
        </draw:text-box>
        <svg:title/>
        <svg:desc/>
      </draw:frame>
      <draw:frame draw:id="id41" presentation:style-name="a402" draw:name="Espace réservé de la date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0/06/2022</text:date></text:span></text:p>
        </draw:text-box>
        <svg:title/>
        <svg:desc/>
      </draw:frame>
      <draw:frame draw:id="id42" presentation:style-name="a405" draw:name="Espace réservé du pied de page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Espace réservé du numéro de diapositive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Espace réservé de la date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Espace réservé de l'image des diapositives 3">
          <svg:title/>
          <svg:desc/>
        </draw:page-thumbnail>
        <draw:frame draw:id="id8" presentation:style-name="a432" draw:name="Espace réservé des not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quez pour modifier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0/06/2022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'image des diapositives 3">
          <svg:title/>
          <svg:desc/>
        </draw:page-thumbnail>
        <draw:frame draw:id="id8" presentation:style-name="a474" draw:name="Espace réservé des not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quez pour modifier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Cinquièm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Espace réservé du pied de page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2">
      <draw:frame draw:id="id47" presentation:style-name="a486" draw:name="Titr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0/06/2022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Espace réservé de la date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ce réservé de l'image des diapositives 3">
          <svg:title/>
          <svg:desc/>
        </draw:page-thumbnail>
        <draw:frame draw:id="id8" presentation:style-name="a541" draw:name="Espace réservé des not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z pour modifier les styles du texte du masque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euxièm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Espace réservé du pied de page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Espace réservé du numéro de diapositiv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9">
      <draw:frame draw:id="id53" presentation:style-name="a553" draw:name="Titr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odifiez le style du titre</text:span><text:span text:style-name="a551" text:class-names=""/></text:p>
        </draw:text-box>
        <svg:title/>
        <svg:desc/>
      </draw:frame>
      <draw:frame draw:id="id54" presentation:style-name="a556" draw:name="Espace réservé pour une image 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Espace réservé du texte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4" draw:name="Espace réservé de la date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0/06/2022</text:date></text:span></text:p>
        </draw:text-box>
        <svg:title/>
        <svg:desc/>
      </draw:frame>
      <draw:frame draw:id="id57" presentation:style-name="a567" draw:name="Espace réservé du pied de page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Espace réservé du numéro de diapositive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Espace réservé de l'en-têt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Espace réservé de l'image des diapositives 3">
          <svg:title/>
          <svg:desc/>
        </draw:page-thumbnail>
        <draw:frame draw:id="id8" presentation:style-name="a594" draw:name="Espace réservé des not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z pour modifier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Espace réservé du pied de page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2">
      <draw:frame draw:id="id59" presentation:style-name="a606" draw:name="Titr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odifiez le style du titre</text:span><text:span text:style-name="a604" text:class-names=""/></text:p>
        </draw:text-box>
        <svg:title/>
        <svg:desc/>
      </draw:frame>
      <draw:frame draw:id="id60" presentation:style-name="a623" draw:name="Espace réservé du texte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Deuxièm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Cinquièm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Espace réservé de la date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0/06/2022</text:date></text:span></text:p>
        </draw:text-box>
        <svg:title/>
        <svg:desc/>
      </draw:frame>
      <draw:frame draw:id="id62" presentation:style-name="a630" draw:name="Espace réservé du pied de page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Espace réservé du numéro de diapositive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Espace réservé de l'image des diapositives 3">
          <svg:title/>
          <svg:desc/>
        </draw:page-thumbnail>
        <draw:frame draw:id="id8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quez pour 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ce réservé du numéro de diapositive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5">
      <draw:frame draw:id="id64" presentation:style-name="a669" draw:name="Titre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65" presentation:style-name="a686" draw:name="Espace réservé du texte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quez pour modifier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Espace réservé de la date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0/06/2022</text:date></text:span></text:p>
        </draw:text-box>
        <svg:title/>
        <svg:desc/>
      </draw:frame>
      <draw:frame draw:id="id67" presentation:style-name="a693" draw:name="Espace réservé du pied de page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Espace réservé du numéro de diapositive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Espace réservé de l'en-tête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Espace réservé de la date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0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Espace réservé de l'image des diapositives 3">
          <svg:title/>
          <svg:desc/>
        </draw:page-thumbnail>
        <draw:frame draw:id="id8" presentation:style-name="a720" draw:name="Espace réservé des not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quez pour modifier les styles du texte du masqu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Deuxièm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Cinquièm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Espace réservé du pied de page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Espace réservé du numéro de diapositive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ultimedia security and privacy</dc:title>
    <meta:initial-creator>Joao Filipe Costa Da Quinta</meta:initial-creator>
    <dc:creator>Joao Filipe Costa Da Quinta</dc:creator>
    <meta:creation-date>2022-06-19T09:55:41Z</meta:creation-date>
    <dc:date>2022-06-20T09:54:57Z</dc:date>
    <meta:template xlink:href="" xlink:type="simple"/>
    <meta:editing-cycles>3</meta:editing-cycles>
    <meta:editing-duration>PT21948S</meta:editing-duration>
    <meta:document-statistic meta:paragraph-count="6" meta:word-count="32"/>
  </office:meta>
</office:document-meta>
</file>